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2cm" svg:stroke-color="#c5000b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4.576cm" draw:shadow="hidden"/>
    </style:style>
    <style:style style:name="gr4" style:family="graphic" style:parent-style-name="objectwithoutfill">
      <style:graphic-properties svg:stroke-width="0.102cm" draw:marker-start="Arrow" draw:marker-start-width="0.406cm" draw:marker-end="" draw:marker-end-width="0.453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ffcc99" draw:fill="solid" draw:fill-color="#ffcc99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352cm" draw:marker-end-width="0.352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c8ffc8" draw:textarea-horizontal-align="center" draw:textarea-vertical-align="middle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style="normal" style:font-size-asian="28pt" style:font-style-asian="normal" style:font-size-complex="28pt" style:font-style-complex="normal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Nimbus Sans L'" style:font-family-generic="swiss" style:font-pitch="variable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16.51cm" svg:height="6.35cm" draw:transform="skewX (1.77629312786714E-017) rotate (0.150621914447082) translate (4.673cm 7.941cm)">
          <text:p/>
        </draw:ellipse>
        <draw:frame draw:style-name="gr2" draw:text-style-name="P2" draw:layer="layout" svg:width="8.32cm" svg:height="1.352cm" svg:x="0.016cm" svg:y="5.717cm">
          <draw:text-box>
            <text:p text:style-name="P1"><text:span text:style-name="T1">Cloud Provider1</text:span></text:p>
          </draw:text-box>
        </draw:frame>
        <draw:frame draw:style-name="gr3" draw:text-style-name="P2" draw:layer="layout" svg:width="10.514cm" svg:height="1.927cm" svg:x="7.012cm" svg:y="0.254cm">
          <draw:text-box>
            <text:p text:style-name="P1"><text:span text:style-name="T1">Auditing Client</text:span></text:p>
          </draw:text-box>
        </draw:frame>
        <draw:line draw:style-name="gr4" draw:text-style-name="P1" draw:layer="layout" svg:x1="10.39cm" svg:y1="11.176cm" svg:x2="11.152cm" svg:y2="5.904cm">
          <text:p/>
        </draw:line>
        <draw:line draw:style-name="gr4" draw:text-style-name="P1" draw:layer="layout" svg:x1="6.858cm" svg:y1="7.874cm" svg:x2="9.398cm" svg:y2="5.334cm">
          <text:p/>
        </draw:line>
        <draw:line draw:style-name="gr4" draw:text-style-name="P1" draw:layer="layout" svg:x1="16.486cm" svg:y1="10.914cm" svg:x2="12.93cm" svg:y2="5.904cm">
          <text:p/>
        </draw:line>
        <draw:line draw:style-name="gr4" draw:text-style-name="P1" draw:layer="layout" svg:x1="17.172cm" svg:y1="5.904cm" svg:x2="14.454cm" svg:y2="5.142cm">
          <text:p/>
        </draw:line>
        <draw:line draw:style-name="gr4" draw:text-style-name="P1" draw:layer="layout" svg:x1="10.922cm" svg:y1="2.848cm" svg:x2="10.922cm" svg:y2="1.578cm">
          <text:p/>
        </draw:line>
        <draw:g>
          <draw:ellipse draw:style-name="gr5" draw:text-style-name="P1" draw:layer="layout" svg:width="2.663cm" svg:height="1.342cm" draw:transform="skewX (-0.0891863247768934) rotate (-3.05624605316788) translate (7.731cm 9.455cm)">
            <text:p/>
          </draw:ellipse>
          <draw:ellipse draw:style-name="gr5" draw:text-style-name="P1" draw:layer="layout" svg:width="2.099cm" svg:height="1.672cm" draw:transform="skewX (-0.0900589894028904) rotate (-3.05659511901828) translate (6.49cm 10.447cm)">
            <text:p/>
          </draw:ellipse>
          <draw:ellipse draw:style-name="gr5" draw:text-style-name="P1" draw:layer="layout" svg:width="2.014cm" svg:height="1.292cm" draw:transform="skewX (-0.0895353906272922) rotate (-3.05659511901828) translate (5.13cm 10.318cm)">
            <text:p/>
          </draw:ellipse>
          <draw:ellipse draw:style-name="gr5" draw:text-style-name="P1" draw:layer="layout" svg:width="2.544cm" svg:height="1.558cm" draw:transform="skewX (-0.0895353906272922) rotate (-3.05694418486868) translate (6.635cm 9.015cm)">
            <text:p/>
          </draw:ellipse>
          <draw:ellipse draw:style-name="gr5" draw:text-style-name="P1" draw:layer="layout" svg:width="2.491cm" svg:height="1.291cm" draw:transform="skewX (-0.0888372589264946) rotate (-3.05642058609308) translate (4.815cm 9.468cm)">
            <text:p/>
          </draw:ellipse>
          <draw:ellipse draw:style-name="gr5" draw:text-style-name="P1" draw:layer="layout" svg:width="1.427cm" svg:height="0.882cm" draw:transform="skewX (-0.088139127225697) rotate (0.0862192650485036) translate (2.75cm 7.71cm)">
            <text:p/>
          </draw:ellipse>
          <draw:ellipse draw:style-name="gr5" draw:text-style-name="P1" draw:layer="layout" svg:width="1.588cm" svg:height="0.922cm" draw:transform="skewX (-0.0897099235524916) rotate (0.0856956662729054) translate (5.705cm 9.429cm)">
            <text:p/>
          </draw:ellipse>
        </draw:g>
        <draw:custom-shape draw:style-name="gr6" draw:text-style-name="P3" draw:layer="layout" svg:width="3.048cm" svg:height="2.286cm" svg:x="3.702cm" svg:y="7.112cm">
          <text:p text:style-name="P1"><text:span text:style-name="T2">Ria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ellipse draw:style-name="gr5" draw:text-style-name="P1" draw:layer="layout" svg:width="3.871cm" svg:height="1.23cm" draw:transform="skewX (-0.219911485751244) rotate (-3.08783651262897) translate (14.132cm 13.739cm)">
            <text:p/>
          </draw:ellipse>
          <draw:ellipse draw:style-name="gr5" draw:text-style-name="P1" draw:layer="layout" svg:width="3.049cm" svg:height="1.532cm" draw:transform="skewX (-0.22095868330244) rotate (-3.08818557847937) translate (12.323cm 14.646cm)">
            <text:p/>
          </draw:ellipse>
          <draw:ellipse draw:style-name="gr5" draw:text-style-name="P1" draw:layer="layout" svg:width="2.928cm" svg:height="1.184cm" draw:transform="skewX (-0.22095868330244) rotate (-3.08836011140457) translate (10.343cm 14.528cm)">
            <text:p/>
          </draw:ellipse>
          <draw:ellipse draw:style-name="gr5" draw:text-style-name="P1" draw:layer="layout" svg:width="3.698cm" svg:height="1.428cm" draw:transform="skewX (-0.219736952826045) rotate (-3.08853464432977) translate (12.535cm 13.337cm)">
            <text:p/>
          </draw:ellipse>
          <draw:ellipse draw:style-name="gr5" draw:text-style-name="P1" draw:layer="layout" svg:width="3.621cm" svg:height="1.184cm" draw:transform="skewX (-0.219387886975646) rotate (-3.08801104555417) translate (9.884cm 13.751cm)">
            <text:p/>
          </draw:ellipse>
          <draw:ellipse draw:style-name="gr5" draw:text-style-name="P1" draw:layer="layout" svg:width="2.074cm" svg:height="0.809cm" draw:transform="skewX (-0.218864288200048) rotate (0.054105206811814) translate (6.876cm 12.143cm)">
            <text:p/>
          </draw:ellipse>
          <draw:ellipse draw:style-name="gr5" draw:text-style-name="P1" draw:layer="layout" svg:width="2.308cm" svg:height="0.846cm" draw:transform="skewX (-0.223227611330033) rotate (0.0537561409614152) translate (11.18cm 13.715cm)">
            <text:p/>
          </draw:ellipse>
        </draw:g>
        <draw:custom-shape draw:style-name="gr7" draw:text-style-name="P3" draw:layer="layout" svg:width="5.13cm" svg:height="2.478cm" svg:x="7.832cm" svg:y="11.492cm">
          <text:p text:style-name="P1"><text:span text:style-name="T2">Mongo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ellipse draw:style-name="gr5" draw:text-style-name="P1" draw:layer="layout" svg:width="2.861cm" svg:height="1.343cm" draw:transform="skewX (-0.10751228192283) rotate (-3.06218017262466) translate (21.607cm 12.813cm)">
            <text:p/>
          </draw:ellipse>
          <draw:ellipse draw:style-name="gr5" draw:text-style-name="P1" draw:layer="layout" svg:width="2.255cm" svg:height="1.673cm" draw:transform="skewX (-0.108384946548827) rotate (-3.06252923847506) translate (20.273cm 13.805cm)">
            <text:p/>
          </draw:ellipse>
          <draw:ellipse draw:style-name="gr5" draw:text-style-name="P1" draw:layer="layout" svg:width="2.165cm" svg:height="1.292cm" draw:transform="skewX (-0.107861347773229) rotate (-3.06252923847506) translate (18.811cm 13.676cm)">
            <text:p/>
          </draw:ellipse>
          <draw:ellipse draw:style-name="gr5" draw:text-style-name="P1" draw:layer="layout" svg:width="2.733cm" svg:height="1.559cm" draw:transform="skewX (-0.108035880698429) rotate (-3.06287830432546) translate (20.429cm 12.373cm)">
            <text:p/>
          </draw:ellipse>
          <draw:ellipse draw:style-name="gr5" draw:text-style-name="P1" draw:layer="layout" svg:width="2.676cm" svg:height="1.292cm" draw:transform="skewX (-0.107163216072432) rotate (-3.06235470554986) translate (18.472cm 12.826cm)">
            <text:p/>
          </draw:ellipse>
          <draw:ellipse draw:style-name="gr5" draw:text-style-name="P1" draw:layer="layout" svg:width="1.534cm" svg:height="0.883cm" draw:transform="skewX (-0.108210413623628) rotate (0.080285145591724) translate (16.252cm 11.068cm)">
            <text:p/>
          </draw:ellipse>
          <draw:ellipse draw:style-name="gr5" draw:text-style-name="P1" draw:layer="layout" svg:width="1.706cm" svg:height="0.923cm" draw:transform="skewX (-0.108908545324426) rotate (0.0797615468161258) translate (19.429cm 12.787cm)">
            <text:p/>
          </draw:ellipse>
        </draw:g>
        <draw:custom-shape draw:style-name="gr8" draw:text-style-name="P3" draw:layer="layout" svg:width="3.417cm" svg:height="2.601cm" svg:x="16.786cm" svg:y="10.514cm">
          <text:p text:style-name="P1"><text:span text:style-name="T2">Red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ellipse draw:style-name="gr5" draw:text-style-name="P1" draw:layer="layout" svg:width="3.46cm" svg:height="1.265cm" draw:transform="skewX (-0.176801853226992) rotate (-3.0796334651446) translate (24.02cm 7.104cm)">
            <text:p/>
          </draw:ellipse>
          <draw:ellipse draw:style-name="gr5" draw:text-style-name="P1" draw:layer="layout" svg:width="2.727cm" svg:height="1.575cm" draw:transform="skewX (-0.178372649553787) rotate (-3.0803315968454) translate (22.405cm 8.039cm)">
            <text:p/>
          </draw:ellipse>
          <draw:ellipse draw:style-name="gr5" draw:text-style-name="P1" draw:layer="layout" svg:width="2.618cm" svg:height="1.218cm" draw:transform="skewX (-0.177150919077391) rotate (-3.0796334651446) translate (20.635cm 7.917cm)">
            <text:p/>
          </draw:ellipse>
          <draw:ellipse draw:style-name="gr5" draw:text-style-name="P1" draw:layer="layout" svg:width="3.306cm" svg:height="1.469cm" draw:transform="skewX (-0.177150919077391) rotate (-3.0801570639202) translate (22.594cm 6.69cm)">
            <text:p/>
          </draw:ellipse>
          <draw:ellipse draw:style-name="gr5" draw:text-style-name="P1" draw:layer="layout" svg:width="3.237cm" svg:height="1.217cm" draw:transform="skewX (-0.176452787376593) rotate (-3.0794589322194) translate (20.225cm 7.116cm)">
            <text:p/>
          </draw:ellipse>
          <draw:ellipse draw:style-name="gr5" draw:text-style-name="P1" draw:layer="layout" svg:width="1.856cm" svg:height="0.831cm" draw:transform="skewX (-0.17749998492779) rotate (0.0630063859969834) translate (17.536cm 5.463cm)">
            <text:p/>
          </draw:ellipse>
          <draw:ellipse draw:style-name="gr5" draw:text-style-name="P1" draw:layer="layout" svg:width="2.064cm" svg:height="0.87cm" draw:transform="skewX (-0.178547182478986) rotate (0.0621337213709864) translate (21.383cm 7.08cm)">
            <text:p/>
          </draw:ellipse>
        </draw:g>
        <draw:custom-shape draw:style-name="gr9" draw:text-style-name="P3" draw:layer="layout" svg:width="4.679cm" svg:height="2.794cm" svg:x="18.081cm" svg:y="4.327cm">
          <text:p text:style-name="P1"><text:span text:style-name="T2">Couch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0" draw:text-style-name="P5" draw:layer="layout" svg:width="7.874cm" svg:height="2.083cm" svg:x="6.35cm" svg:y="3.102cm">
          <text:p text:style-name="P4"><text:span text:style-name="T3">Auditing Agent</text:span></text:p>
        </draw:rect>
        <draw:frame draw:style-name="gr2" draw:text-style-name="P2" draw:layer="layout" svg:width="8.32cm" svg:height="1.352cm" svg:x="5.904cm" svg:y="14.396cm">
          <draw:text-box>
            <text:p text:style-name="P1"><text:span text:style-name="T1">Cloud Provider2</text:span></text:p>
          </draw:text-box>
        </draw:frame>
        <draw:frame draw:style-name="gr2" draw:text-style-name="P2" draw:layer="layout" svg:width="8.32cm" svg:height="1.352cm" svg:x="16.256cm" svg:y="13.716cm">
          <draw:text-box>
            <text:p text:style-name="P1"><text:span text:style-name="T1">Cloud Provider3</text:span></text:p>
          </draw:text-box>
        </draw:frame>
        <draw:frame draw:style-name="gr2" draw:text-style-name="P2" draw:layer="layout" svg:width="8.32cm" svg:height="1.352cm" svg:x="16.764cm" svg:y="2.966cm">
          <draw:text-box>
            <text:p text:style-name="P1"><text:span text:style-name="T1">Cloud Provider4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384cm" fo:page-height="16.00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98cm" svg:x="1cm" svg:y="2.871cm"/>
      <draw:page-thumbnail draw:layer="backgroundobjects" svg:width="9.294cm" svg:height="6.098cm" svg:x="1cm" svg:y="10.919cm"/>
      <draw:page-thumbnail draw:layer="backgroundobjects" svg:width="9.294cm" svg:height="6.098cm" svg:x="1cm" svg:y="18.967cm"/>
      <draw:page-thumbnail draw:layer="backgroundobjects" svg:width="9.294cm" svg:height="6.098cm" svg:x="11.295cm" svg:y="2.871cm"/>
      <draw:page-thumbnail draw:layer="backgroundobjects" svg:width="9.294cm" svg:height="6.098cm" svg:x="11.295cm" svg:y="10.919cm"/>
      <draw:page-thumbnail draw:layer="backgroundobjects" svg:width="9.294cm" svg:height="6.098cm" svg:x="11.295cm" svg:y="18.96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5:05:51</meta:creation-date>
    <dc:date>2014-09-09T09:34:27</dc:date>
    <meta:editing-duration>PT1H26M33S</meta:editing-duration>
    <meta:editing-cycles>24</meta:editing-cycles>
    <meta:generator>OpenOffice/4.0.1$Unix OpenOffice.org_project/401m5$Build-9714</meta:generator>
    <dc:creator>Ennan Zhai</dc:creator>
    <meta:document-statistic meta:object-count="71"/>
  </office:meta>
</office:document-meta>
</file>